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FP_20_Humain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fill="gradient" draw:fill-gradient-name="FP_20_Processus" draw:textarea-horizontal-align="justify" draw:textarea-vertical-align="middle" draw:auto-grow-height="false" draw:shadow="visib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gradient" draw:fill-gradient-name="FP_20_Processus" draw:textarea-vertical-align="middle"/>
    </style:style>
    <style:style style:name="gr7" style:family="graphic" style:parent-style-name="standard">
      <style:graphic-properties svg:stroke-color="#808080" draw:fill="gradient" draw:fill-gradient-name="FP_20_Processus" draw:textarea-horizontal-align="justify" draw:textarea-vertical-align="middle" draw:auto-grow-height="false" draw:shadow="visible"/>
    </style:style>
    <style:style style:name="gr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Fine_20_Dashed_20__28_var_29_" svg:stroke-width="0.07cm" svg:stroke-color="#ff0000" draw:marker-start="Arrow" draw:marker-start-width="0.405cm" draw:marker-end="Arrow" draw:marker-end-width="0.405cm" draw:fill="none" draw:textarea-vertical-align="middle" fo:padding-top="0.16cm" fo:padding-bottom="0.16cm" fo:padding-left="0.285cm" fo:padding-right="0.285cm"/>
    </style:style>
    <style:style style:name="gr10" style:family="graphic" style:parent-style-name="objectwithoutfill">
      <style:graphic-properties draw:stroke="dash" draw:stroke-dash="Fine_20_Dashed" svg:stroke-width="0.07cm" svg:stroke-color="#008080" draw:marker-start-width="0.305cm" draw:marker-end="Arrow" draw:marker-end-width="0.405cm" draw:fill="none" draw:textarea-vertical-align="middle" fo:padding-top="0.16cm" fo:padding-bottom="0.16cm" fo:padding-left="0.285cm" fo:padding-right="0.285cm" draw:shadow="hidden"/>
    </style:style>
    <style:style style:name="gr11" style:family="graphic" style:parent-style-name="objectwithoutfill">
      <style:graphic-properties draw:stroke="dash" draw:stroke-dash="Fine_20_Dashed_20__28_var_29_" svg:stroke-width="0.07cm" svg:stroke-color="#ff0000" draw:marker-start-width="0.305cm" draw:marker-end="Arrow" draw:marker-end-width="0.405cm" draw:fill="none" draw:textarea-vertical-align="middle" fo:padding-top="0.16cm" fo:padding-bottom="0.16cm" fo:padding-left="0.285cm" fo:padding-right="0.285cm"/>
    </style:style>
    <style:style style:name="gr12" style:family="graphic" style:parent-style-name="objectwithoutfill">
      <style:graphic-properties draw:stroke="dash" draw:stroke-dash="Fine_20_Dashed_20__28_var_29_" svg:stroke-width="0.07cm" draw:marker-start-width="0.305cm" draw:marker-end="Arrow" draw:marker-end-width="0.405cm" draw:fill="none" draw:textarea-vertical-align="middle" fo:padding-top="0.16cm" fo:padding-bottom="0.16cm" fo:padding-left="0.285cm" fo:padding-right="0.2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text-shadow="none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text-shadow="1pt 1pt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256cm" svg:height="7.946cm" svg:x="9.696cm" svg:y="7.587cm">
          <text:p/>
          <draw:enhanced-geometry svg:viewBox="0 0 21600 21600" draw:path-stretchpoint-x="10800" draw:path-stretchpoint-y="10800" draw:text-areas="?f3 ?f4 ?f5 ?f6" draw:type="round-rectangle" draw:modifiers="1586.785481417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525cm" svg:height="11.648cm" svg:x="0.881cm" svg:y="3.8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32.787641226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0" draw:id="id10" draw:layer="layout" svg:width="3.733cm" svg:height="1.911cm" svg:x="11.974cm" svg:y="0.955cm">
          <text:p text:style-name="P1"><text:span text:style-name="T1">Octopast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1" draw:id="id11" draw:layer="layout" svg:width="3.769cm" svg:height="1.904cm" svg:x="3.187cm" svg:y="4.551cm">
          <text:p text:style-name="P1"><text:span text:style-name="T2">Welco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3" xml:id="id1" draw:id="id1" draw:layer="layout" svg:width="3.768cm" svg:height="1.904cm" svg:x="1.052cm" svg:y="11.771cm">
            <text:p text:style-name="P1"><text:span text:style-name="T2">Read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3" draw:id="id3" draw:layer="layout" svg:width="3.769cm" svg:height="1.904cm" svg:x="5.428cm" svg:y="11.771cm">
            <text:p text:style-name="P1"><text:span text:style-name="T2">Writ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3" draw:layer="layout" draw:type="line" svg:x1="2.936cm" svg:y1="11.771cm" svg:x2="3.738cm" svg:y2="9.678cm" draw:start-shape="id1" draw:start-glue-point="4" draw:end-shape="id2" draw:end-glue-point="7" svg:d="m2936 11771 802-2093">
          <text:p/>
        </draw:connector>
        <draw:connector draw:style-name="gr5" draw:text-style-name="P3" draw:layer="layout" draw:type="line" svg:x1="6.404cm" svg:y1="9.678cm" svg:x2="7.313cm" svg:y2="11.771cm" draw:start-shape="id2" draw:start-glue-point="9" draw:end-shape="id3" draw:end-glue-point="4" svg:d="m6404 9678 909 2093">
          <text:p/>
        </draw:connector>
        <draw:custom-shape draw:style-name="gr4" draw:text-style-name="P3" xml:id="id2" draw:id="id2" draw:layer="layout" svg:width="3.768cm" svg:height="1.904cm" svg:x="3.187cm" svg:y="8.052cm">
          <text:p text:style-name="P1"><text:span text:style-name="T2">Cli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3" xml:id="id4" draw:id="id4" draw:layer="layout" svg:width="3.768cm" svg:height="1.904cm" svg:x="9.824cm" svg:y="11.771cm">
            <text:p text:style-name="P1"><text:span text:style-name="T2">Read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6" draw:id="id6" draw:layer="layout" svg:width="3.768cm" svg:height="1.904cm" svg:x="14.2cm" svg:y="11.771cm">
            <text:p text:style-name="P1"><text:span text:style-name="T2">Writ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3" draw:layer="layout" draw:type="line" svg:x1="11.708cm" svg:y1="11.771cm" svg:x2="12.489cm" svg:y2="9.678cm" draw:start-shape="id4" draw:start-glue-point="4" draw:end-shape="id5" draw:end-glue-point="7" svg:d="m11708 11771 781-2093">
          <text:p/>
        </draw:connector>
        <draw:connector draw:style-name="gr5" draw:text-style-name="P3" draw:layer="layout" draw:type="line" svg:x1="15.155cm" svg:y1="9.678cm" svg:x2="16.084cm" svg:y2="11.771cm" draw:start-shape="id5" draw:start-glue-point="9" draw:end-shape="id6" draw:end-glue-point="4" svg:d="m15155 9678 929 2093">
          <text:p/>
        </draw:connector>
        <draw:custom-shape draw:style-name="gr4" draw:text-style-name="P3" xml:id="id5" draw:id="id5" draw:layer="layout" svg:width="3.768cm" svg:height="1.904cm" svg:x="11.938cm" svg:y="8.052cm">
          <text:p text:style-name="P1"><text:span text:style-name="T2">Serv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3" xml:id="id7" draw:id="id7" draw:layer="layout" svg:width="3.769cm" svg:height="1.904cm" svg:x="18.591cm" svg:y="11.771cm">
            <text:p text:style-name="P1"><text:span text:style-name="T2">Read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9" draw:id="id9" draw:layer="layout" svg:width="3.768cm" svg:height="1.904cm" svg:x="22.968cm" svg:y="11.771cm">
            <text:p text:style-name="P1"><text:span text:style-name="T2">Writ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3" draw:layer="layout" draw:type="line" svg:x1="20.476cm" svg:y1="11.771cm" svg:x2="21.257cm" svg:y2="9.678cm" draw:start-shape="id7" draw:start-glue-point="4" draw:end-shape="id8" draw:end-glue-point="7" svg:d="m20476 11771 781-2093">
          <text:p/>
        </draw:connector>
        <draw:connector draw:style-name="gr6" draw:text-style-name="P3" draw:layer="layout" draw:type="line" svg:x1="23.922cm" svg:y1="9.678cm" svg:x2="24.852cm" svg:y2="11.771cm" draw:start-shape="id8" draw:start-glue-point="9" draw:end-shape="id9" draw:end-glue-point="4" svg:d="m23922 9678 930 2093">
          <text:p/>
        </draw:connector>
        <draw:custom-shape draw:style-name="gr4" draw:text-style-name="P3" xml:id="id8" draw:id="id8" draw:layer="layout" svg:width="3.769cm" svg:height="1.904cm" svg:x="20.705cm" svg:y="8.052cm">
          <text:p text:style-name="P1"><text:span text:style-name="T2">Serv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2" draw:id="id12" draw:layer="layout" svg:width="3.768cm" svg:height="1.904cm" svg:x="16.654cm" svg:y="4.551cm">
          <text:p text:style-name="P1"><text:span text:style-name="T3">A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curve" svg:x1="11.974cm" svg:y1="1.91cm" svg:x2="5.072cm" svg:y2="4.551cm" draw:start-shape="id10" draw:start-glue-point="3" draw:end-shape="id11" draw:end-glue-point="4" svg:d="m11974 1910c-4602 0-6902 880-6902 2641">
          <text:p/>
        </draw:connector>
        <draw:connector draw:style-name="gr8" draw:text-style-name="P3" draw:layer="layout" draw:type="curve" svg:x1="13.84cm" svg:y1="2.866cm" svg:x2="13.822cm" svg:y2="8.052cm" draw:start-shape="id10" draw:end-shape="id5" svg:d="m13840 2866c0 4039-18 1447-18 5186">
          <text:p/>
        </draw:connector>
        <draw:connector draw:style-name="gr8" draw:text-style-name="P3" draw:layer="layout" draw:type="line" svg:x1="5.072cm" svg:y1="6.455cm" svg:x2="5.052cm" svg:y2="7.988cm" draw:start-shape="id11" draw:start-glue-point="8" svg:d="m5072 6455-20 1533">
          <text:p/>
        </draw:connector>
        <draw:connector draw:style-name="gr9" draw:text-style-name="P3" draw:layer="layout" draw:type="line" svg:x1="17.205cm" svg:y1="6.177cm" svg:x2="15.155cm" svg:y2="8.33cm" draw:start-shape="id12" draw:start-glue-point="7" draw:end-shape="id5" draw:end-glue-point="11" svg:d="m17205 6177-2050 2153">
          <text:p/>
        </draw:connector>
        <draw:connector draw:style-name="gr9" draw:text-style-name="P3" draw:layer="layout" draw:type="line" svg:x1="21.257cm" svg:y1="8.33cm" svg:x2="19.871cm" svg:y2="6.177cm" draw:start-shape="id8" draw:start-glue-point="5" draw:end-shape="id12" draw:end-glue-point="9" svg:d="m21257 8330-1386-2153">
          <text:p/>
        </draw:connector>
        <draw:connector draw:style-name="gr8" draw:text-style-name="P3" draw:layer="layout" draw:type="curve" svg:x1="15.707cm" svg:y1="1.91cm" svg:x2="22.59cm" svg:y2="8.052cm" draw:start-shape="id10" draw:start-glue-point="1" draw:end-shape="id8" draw:end-glue-point="4" svg:d="m15707 1910c4589 0 6883 2047 6883 6142">
          <text:p/>
        </draw:connector>
        <draw:connector draw:style-name="gr10" draw:text-style-name="P1" draw:layer="layout" draw:type="curve" svg:x1="11.938cm" svg:y1="9.004cm" svg:x2="6.955cm" svg:y2="9.004cm" draw:start-shape="id5" draw:start-glue-point="6" draw:end-shape="id2" draw:end-glue-point="10" svg:d="m11938 9004h-4983">
          <text:p/>
        </draw:connector>
        <draw:connector draw:style-name="gr10" draw:text-style-name="P1" draw:layer="layout" draw:type="curve" svg:x1="22.59cm" svg:y1="9.956cm" svg:x2="5.071cm" svg:y2="9.956cm" draw:start-shape="id8" draw:start-glue-point="8" draw:end-shape="id2" svg:d="m22590 9956c0 1053-17519 1053-17519 0">
          <text:p/>
        </draw:connector>
        <draw:connector draw:style-name="gr11" draw:text-style-name="P1" draw:layer="layout" draw:type="line" svg:x1="16.654cm" svg:y1="5.503cm" svg:x2="6.404cm" svg:y2="8.33cm" draw:start-shape="id12" draw:end-shape="id2" draw:end-glue-point="11" svg:d="m16654 5503-10250 2827">
          <text:p/>
        </draw:connector>
        <draw:connector draw:style-name="gr12" draw:text-style-name="P1" draw:layer="layout" draw:type="curve" draw:line-skew="0.988cm" svg:x1="6.404cm" svg:y1="8.33cm" svg:x2="17.205cm" svg:y2="4.829cm" draw:start-shape="id2" draw:start-glue-point="11" draw:end-shape="id12" draw:end-glue-point="5" svg:d="m6404 8330c0-4938 10801-3188 10801-3501">
          <text:p/>
        </draw:connector>
        <draw:frame draw:style-name="gr13" draw:text-style-name="P4" draw:layer="layout" svg:width="3.715cm" svg:height="0.962cm" svg:x="3.383cm" svg:y="14.7cm">
          <draw:text-box>
            <text:p><text:span text:style-name="T4">Client side</text:span></text:p>
          </draw:text-box>
        </draw:frame>
        <draw:frame draw:style-name="gr13" draw:text-style-name="P5" draw:layer="layout" svg:width="3.919cm" svg:height="0.962cm" svg:x="16.504cm" svg:y="14.675cm">
          <draw:text-box>
            <text:p><text:span text:style-name="T5">Server</text:span><text:span text:style-name="T6"> si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FP_20_Humain" draw:display-name="FP Humain" draw:style="square" draw:cx="50%" draw:cy="50%" draw:start-color="#ffcc99" draw:end-color="#ffffff" draw:start-intensity="100%" draw:end-intensity="100%" draw:angle="2700" draw:border="0%"/>
    <draw:gradient draw:name="FP_20_Processus" draw:display-name="FP Processus" draw:style="square" draw:cx="50%" draw:cy="50%" draw:start-color="#83caff" draw:end-color="#ffffff" draw:start-intensity="100%" draw:end-intensity="100%" draw:angle="270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6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çois Pinard</meta:initial-creator>
    <meta:creation-date>2012-07-29T13:35:40</meta:creation-date>
    <dc:date>2012-08-10T11:38:46</dc:date>
    <dc:creator>François Pinard</dc:creator>
    <meta:editing-duration>PT1H56M36S</meta:editing-duration>
    <meta:editing-cycles>16</meta:editing-cycles>
    <meta:generator>LibreOffice/3.5$Linux_x86 LibreOffice_project/350m1$Build-2</meta:generator>
    <meta:document-statistic meta:object-count="35"/>
  </office:meta>
</office:document-meta>
</file>